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Preformatted_20_Text">
      <style:paragraph-properties fo:margin-top="0in" fo:margin-bottom="0.1965in"/>
    </style:style>
    <style:style style:name="P21" style:family="paragraph" style:parent-style-name="Preformatted_20_Text" style:list-style-name="L13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lone University Indexer — Technical Operations Manual</text:h>
      <text:p text:style-name="Text_20_body"><text:span text:style-name="Strong_20_Emphasis">Document Title:</text:span> <text:span text:style-name="Source_20_Text">indexer.py</text:span> Operations Manual<text:line-break/><text:span text:style-name="Strong_20_Emphasis">Author:</text:span> Systems Operations Division, Malone University<text:line-break/><text:span text:style-name="Strong_20_Emphasis">Date:</text:span> August 2025<text:line-break/><text:span text:style-name="Strong_20_Emphasis">Classification:</text:span> Internal Technical Reference</text:p>
      <text:p text:style-name="Horizontal_20_Line"/>
      <text:h text:style-name="Heading_20_2" text:outline-level="2">1. Purpose</text:h>
      <text:p text:style-name="Text_20_body">This manual provides operational guidance for deployment, execution, and maintenance of the <text:span text:style-name="Strong_20_Emphasis"><text:span text:style-name="Source_20_Text">indexer.py</text:span></text:span> program. It is intended for system administrators, faculty IT liaisons, and technical support staff. Modeled after enterprise-class engineering documentation, it ensures deterministic and repeatable outcomes for production environments.</text:p>
      <text:p text:style-name="Horizontal_20_Line"/>
      <text:h text:style-name="Heading_20_2" text:outline-level="2">2. System Overview</text:h>
      <text:p text:style-name="Text_20_body"><text:span text:style-name="Strong_20_Emphasis">Program Name:</text:span> <text:span text:style-name="Source_20_Text">indexer.py</text:span><text:line-break/><text:span text:style-name="Strong_20_Emphasis">Function:</text:span> Generate <text:span text:style-name="Source_20_Text">index.html</text:span> files for every folder under <text:span text:style-name="Source_20_Text">departments/</text:span>.<text:line-break/><text:span text:style-name="Strong_20_Emphasis">Inputs:</text:span> Folder hierarchy, optional <text:span text:style-name="Source_20_Text">meta.json</text:span> or <text:span text:style-name="Source_20_Text">README.md/README.txt</text:span> metadata files.<text:line-break/><text:span text:style-name="Strong_20_Emphasis">Outputs:</text:span> Standards-compliant HTML5 index files with navigation, file listings, and metadata integration.</text:p>
      <text:p text:style-name="Text_20_body">Key features:</text:p>
      <text:list xml:id="list6099135393927914506" text:style-name="L10">
        <text:list-item>
          <text:p text:style-name="P10">Structured metadata parsing (JSON priority, README fallback)</text:p>
        </text:list-item>
        <text:list-item>
          <text:p text:style-name="P10">Subfolder and file listing with icons</text:p>
        </text:list-item>
        <text:list-item>
          <text:p text:style-name="P10">Breadcrumb navigation</text:p>
        </text:list-item>
        <text:list-item>
          <text:p text:style-name="P10">Hero section with title, description, optional thumbnail, and tags</text:p>
        </text:list-item>
        <text:list-item>
          <text:p text:style-name="P10">Auto-updated footer with UTC timestamp</text:p>
        </text:list-item>
        <text:list-item>
          <text:p text:style-name="P10">Tag filtering with client-side interactivity</text:p>
        </text:list-item>
      </text:list>
      <text:p text:style-name="Horizontal_20_Line"/>
      <text:h text:style-name="Heading_20_2" text:outline-level="2">3. Installation Requirements</text:h>
      <text:h text:style-name="Heading_20_3" text:outline-level="3">3.1 Hardware</text:h>
      <text:list xml:id="list1418939538099921999" text:style-name="L11">
        <text:list-item>
          <text:p text:style-name="P11">Any x86 or ARM-based workstation or server</text:p>
        </text:list-item>
        <text:list-item>
          <text:p text:style-name="P11">Minimum 2 GB RAM</text:p>
        </text:list-item>
        <text:list-item>
          <text:p text:style-name="P11"><text:soft-page-break/>Minimum 200 MB free disk space</text:p>
        </text:list-item>
      </text:list>
      <text:h text:style-name="Heading_20_3" text:outline-level="3">3.2 Software</text:h>
      <text:list xml:id="list4850750907185944316" text:style-name="L12">
        <text:list-item>
          <text:p text:style-name="P12"><text:span text:style-name="Strong_20_Emphasis">Python:</text:span> Version 3.10 or higher</text:p>
        </text:list-item>
        <text:list-item>
          <text:p text:style-name="P12"><text:span text:style-name="Strong_20_Emphasis">Operating System:</text:span> Windows 10/11, Linux (Ubuntu/CentOS), macOS Monterey+</text:p>
        </text:list-item>
        <text:list-item>
          <text:p text:style-name="P12"><text:span text:style-name="Strong_20_Emphasis">Browser:</text:span> Modern standards-compliant (Chrome, Firefox, Edge, Safari)</text:p>
        </text:list-item>
      </text:list>
      <text:h text:style-name="Heading_20_3" text:outline-level="3">3.3 Dependencies</text:h>
      <text:p text:style-name="Text_20_body">No third-party Python packages required. Relies on standard library modules: <text:span text:style-name="Source_20_Text">os</text:span>, <text:span text:style-name="Source_20_Text">json</text:span>, <text:span text:style-name="Source_20_Text">html</text:span>, <text:span text:style-name="Source_20_Text">datetime</text:span>, <text:span text:style-name="Source_20_Text">pathlib</text:span>.</text:p>
      <text:p text:style-name="Horizontal_20_Line"/>
      <text:h text:style-name="Heading_20_2" text:outline-level="2">4. Directory Layout</text:h>
      <text:p text:style-name="Text_20_body">A standard deployment follows:</text:p>
      <text:p text:style-name="Preformatted_20_Text"><text:span text:style-name="Source_20_Text">/maloneuniversity/</text:span></text:p>
      <text:p text:style-name="Preformatted_20_Text"><text:span text:style-name="Source_20_Text">│</text:span></text:p>
      <text:p text:style-name="Preformatted_20_Text"><text:span text:style-name="Source_20_Text">├── indexer.py <text:s text:c="17"/>&lt;- program script</text:span></text:p>
      <text:p text:style-name="Preformatted_20_Text"><text:span text:style-name="Source_20_Text">├── departments/ <text:s text:c="15"/>&lt;- folder tree to scan</text:span></text:p>
      <text:p text:style-name="Preformatted_20_Text"><text:span text:style-name="Source_20_Text">│ <text:s text:c="2"/>├── political-science/</text:span></text:p>
      <text:p text:style-name="Preformatted_20_Text"><text:span text:style-name="Source_20_Text">│ <text:s text:c="2"/>│ <text:s text:c="2"/>├── meta.json</text:span></text:p>
      <text:p text:style-name="Preformatted_20_Text"><text:span text:style-name="Source_20_Text">│ <text:s text:c="2"/>│ <text:s text:c="2"/>├── lesson1.pdf</text:span></text:p>
      <text:p text:style-name="Preformatted_20_Text"><text:span text:style-name="Source_20_Text">│ <text:s text:c="2"/>│ <text:s text:c="2"/>└── research.md</text:span></text:p>
      <text:p text:style-name="Preformatted_20_Text"><text:span text:style-name="Source_20_Text">│ <text:s text:c="2"/>└── law/</text:span></text:p>
      <text:p text:style-name="Preformatted_20_Text"><text:span text:style-name="Source_20_Text">│ <text:s text:c="6"/>├── README.md</text:span></text:p>
      <text:p text:style-name="Preformatted_20_Text"><text:span text:style-name="Source_20_Text">│ <text:s text:c="6"/>└── syllabus.pdf</text:span></text:p>
      <text:p text:style-name="Preformatted_20_Text"><text:span text:style-name="Source_20_Text">│</text:span></text:p>
      <text:p text:style-name="Preformatted_20_Text"><text:span text:style-name="Source_20_Text">├── components/</text:span></text:p>
      <text:p text:style-name="Preformatted_20_Text"><text:span text:style-name="Source_20_Text">│ <text:s text:c="2"/>├── css/</text:span></text:p>
      <text:p text:style-name="Preformatted_20_Text"><text:span text:style-name="Source_20_Text">│ <text:s text:c="2"/>│ <text:s text:c="2"/>├── pyc.css</text:span></text:p>
      <text:p text:style-name="Preformatted_20_Text"><text:span text:style-name="Source_20_Text">│ <text:s text:c="2"/>│ <text:s text:c="2"/>└── py.css</text:span></text:p>
      <text:p text:style-name="Preformatted_20_Text"><text:span text:style-name="Source_20_Text">│ <text:s text:c="2"/>└── js/</text:span></text:p>
      <text:p text:style-name="Preformatted_20_Text"><text:span text:style-name="Source_20_Text">│ <text:s text:c="6"/>└── theme.js</text:span></text:p>
      <text:p text:style-name="Preformatted_20_Text"><text:span text:style-name="Source_20_Text">└── images/</text:span></text:p>
      <text:p text:style-name="P20"><text:span text:style-name="Source_20_Text"><text:s text:c="4"/>└── logo.png</text:span></text:p>
      <text:p text:style-name="Horizontal_20_Line"/>
      <text:h text:style-name="Heading_20_2" text:outline-level="2">5. Execution</text:h>
      <text:h text:style-name="Heading_20_3" text:outline-level="3">5.1 Running the Program</text:h>
      <text:list xml:id="list4610296888766003659" text:style-name="L13">
        <text:list-item>
          <text:p text:style-name="P13">Open terminal or PowerShell.</text:p>
        </text:list-item>
        <text:list-item>
          <text:p text:style-name="P13">Navigate to the project root (where <text:span text:style-name="Source_20_Text">indexer.py</text:span> resides):</text:p>
          <text:p text:style-name="P21"><text:span text:style-name="Source_20_Text">cd C:\mgu</text:span></text:p>
        </text:list-item>
        <text:list-item>
          <text:p text:style-name="P13"><text:soft-page-break/>Execute:</text:p>
          <text:p text:style-name="P21"><text:span text:style-name="Source_20_Text">python indexer.py</text:span></text:p>
        </text:list-item>
        <text:list-item>
          <text:p text:style-name="P13">The program will iterate through <text:span text:style-name="Source_20_Text">departments/</text:span> and emit <text:span text:style-name="Source_20_Text">index.html</text:span> in each folder.</text:p>
        </text:list-item>
      </text:list>
      <text:h text:style-name="Heading_20_3" text:outline-level="3">5.2 Sample Output</text:h>
      <text:p text:style-name="Preformatted_20_Text"><text:span text:style-name="Source_20_Text">Created departments\political-science\index.html</text:span></text:p>
      <text:p text:style-name="Preformatted_20_Text"><text:span text:style-name="Source_20_Text">Created departments\law\index.html</text:span></text:p>
      <text:p text:style-name="P20"><text:span text:style-name="Source_20_Text">...</text:span></text:p>
      <text:h text:style-name="Heading_20_3" text:outline-level="3">5.3 Web Preview</text:h>
      <text:p text:style-name="Text_20_body">To view locally, run:</text:p>
      <text:p text:style-name="P20"><text:span text:style-name="Source_20_Text">python -m http.server 8000</text:span></text:p>
      <text:p text:style-name="Text_20_body">Access via: <text:a xlink:type="simple" xlink:href="http://localhost:8000/departments/" text:style-name="Internet_20_link" text:visited-style-name="Visited_20_Internet_20_Link">http://localhost:8000/departments/</text:a></text:p>
      <text:p text:style-name="Horizontal_20_Line"/>
      <text:h text:style-name="Heading_20_2" text:outline-level="2">6. Metadata Authoring</text:h>
      <text:h text:style-name="Heading_20_3" text:outline-level="3">6.1 meta.json (preferred)</text:h>
      <text:p text:style-name="Preformatted_20_Text"><text:span text:style-name="Source_20_Text">{</text:span></text:p>
      <text:p text:style-name="Preformatted_20_Text"><text:span text:style-name="Source_20_Text"><text:s text:c="2"/>"title": "Political Science",</text:span></text:p>
      <text:p text:style-name="Preformatted_20_Text"><text:span text:style-name="Source_20_Text"><text:s text:c="2"/>"description": "Exploring governance, power, and global relations.",</text:span></text:p>
      <text:p text:style-name="Preformatted_20_Text"><text:span text:style-name="Source_20_Text"><text:s text:c="2"/>"author": "Faculty of Social Sciences",</text:span></text:p>
      <text:p text:style-name="Preformatted_20_Text"><text:span text:style-name="Source_20_Text"><text:s text:c="2"/>"updated": "2025-08-18",</text:span></text:p>
      <text:p text:style-name="Preformatted_20_Text"><text:span text:style-name="Source_20_Text"><text:s text:c="2"/>"tags": ["politics", "governance", "law", "research"],</text:span></text:p>
      <text:p text:style-name="Preformatted_20_Text"><text:span text:style-name="Source_20_Text"><text:s text:c="2"/>"thumbnail": "/images/departments/political-science.png"</text:span></text:p>
      <text:p text:style-name="P20"><text:span text:style-name="Source_20_Text">}</text:span></text:p>
      <text:h text:style-name="Heading_20_3" text:outline-level="3">6.2 README.md (fallback)</text:h>
      <text:p text:style-name="Preformatted_20_Text"><text:span text:style-name="Source_20_Text"># Political Science</text:span></text:p>
      <text:p text:style-name="Preformatted_20_Text"/>
      <text:p text:style-name="Preformatted_20_Text"><text:span text:style-name="Source_20_Text">Exploring governance, power, and global relations.</text:span></text:p>
      <text:p text:style-name="Preformatted_20_Text"/>
      <text:p text:style-name="Preformatted_20_Text"><text:span text:style-name="Source_20_Text">Author: Faculty of Social Sciences <text:s/></text:span></text:p>
      <text:p text:style-name="Preformatted_20_Text"><text:span text:style-name="Source_20_Text">Updated: 2025-08-18 <text:s/></text:span></text:p>
      <text:p text:style-name="Preformatted_20_Text"><text:span text:style-name="Source_20_Text">Tags: politics, governance, law, research <text:s/></text:span></text:p>
      <text:p text:style-name="P20"><text:span text:style-name="Source_20_Text">Thumbnail: /images/departments/political-science.png</text:span></text:p>
      <text:p text:style-name="Horizontal_20_Line"/>
      <text:h text:style-name="Heading_20_2" text:outline-level="2"><text:soft-page-break/>7. Maintenance Procedures</text:h>
      <text:h text:style-name="Heading_20_3" text:outline-level="3">7.1 Routine Updates</text:h>
      <text:list xml:id="list3844144121350786860" text:style-name="L14">
        <text:list-item>
          <text:p text:style-name="P14">Re-run <text:span text:style-name="Source_20_Text">indexer.py</text:span> whenever files or metadata change.</text:p>
        </text:list-item>
        <text:list-item>
          <text:p text:style-name="P14">Program is idempotent; re-running safely overwrites old indexes.</text:p>
        </text:list-item>
      </text:list>
      <text:h text:style-name="Heading_20_3" text:outline-level="3">7.2 Metadata Validation</text:h>
      <text:list xml:id="list4224701168460666513" text:style-name="L15">
        <text:list-item>
          <text:p text:style-name="P15">JSON must be valid (strict braces/commas).</text:p>
        </text:list-item>
        <text:list-item>
          <text:p text:style-name="P15">Recommend using a linter or online JSON validator before committing.</text:p>
        </text:list-item>
      </text:list>
      <text:h text:style-name="Heading_20_3" text:outline-level="3">7.3 CSS/JS Maintenance</text:h>
      <text:list xml:id="list5457879417306003415" text:style-name="L16">
        <text:list-item>
          <text:p text:style-name="P16">Styles in <text:span text:style-name="Source_20_Text">pyc.css</text:span> govern badges, hero, and layout.</text:p>
        </text:list-item>
        <text:list-item>
          <text:p text:style-name="P16">Tag interactivity controlled by lightweight JS in <text:span text:style-name="Source_20_Text">theme.js</text:span>.</text:p>
        </text:list-item>
        <text:list-item>
          <text:p text:style-name="P16">Updates should be version-controlled and tested in staging before deployment.</text:p>
        </text:list-item>
      </text:list>
      <text:p text:style-name="Horizontal_20_Line"/>
      <text:h text:style-name="Heading_20_2" text:outline-level="2">8. Error Handling</text:h>
      <text:list xml:id="list8783113198840650219" text:style-name="L17">
        <text:list-item>
          <text:p text:style-name="P17"><text:span text:style-name="Strong_20_Emphasis">Missing Metadata:</text:span> Falls back to auto-generated title/description.</text:p>
        </text:list-item>
        <text:list-item>
          <text:p text:style-name="P17"><text:span text:style-name="Strong_20_Emphasis">Invalid JSON:</text:span> Skips <text:span text:style-name="Source_20_Text">meta.json</text:span> and attempts to parse README.</text:p>
        </text:list-item>
        <text:list-item>
          <text:p text:style-name="P17"><text:span text:style-name="Strong_20_Emphasis">No Metadata:</text:span> Defaults to folder name and generic description.</text:p>
        </text:list-item>
        <text:list-item>
          <text:p text:style-name="P17"><text:span text:style-name="Strong_20_Emphasis">File Collisions:</text:span> Program skips linking to its own <text:span text:style-name="Source_20_Text">index.html</text:span>.</text:p>
        </text:list-item>
      </text:list>
      <text:p text:style-name="Horizontal_20_Line"/>
      <text:h text:style-name="Heading_20_2" text:outline-level="2">9. Security Considerations</text:h>
      <text:list xml:id="list4764112819338320393" text:style-name="L18">
        <text:list-item>
          <text:p text:style-name="P18">Generated HTML contains no server-side code (static-safe).</text:p>
        </text:list-item>
        <text:list-item>
          <text:p text:style-name="P18">LocalStorage used for theme preference (no PII stored).</text:p>
        </text:list-item>
        <text:list-item>
          <text:p text:style-name="P18">Validate user-contributed JSON/README to avoid malformed metadata injection.</text:p>
        </text:list-item>
      </text:list>
      <text:p text:style-name="Horizontal_20_Line"/>
      <text:h text:style-name="Heading_20_2" text:outline-level="2">10. Roadmap for Operations</text:h>
      <text:list xml:id="list3466759739841995862" text:style-name="L19">
        <text:list-item>
          <text:p text:style-name="P19">Introduce <text:span text:style-name="Strong_20_Emphasis">global search index</text:span> across all departments.</text:p>
        </text:list-item>
        <text:list-item>
          <text:p text:style-name="P19">Add automated CI/CD hook to regenerate indexes upon repository commit.</text:p>
        </text:list-item>
        <text:list-item>
          <text:p text:style-name="P19">Implement <text:span text:style-name="Strong_20_Emphasis">version stamping</text:span> in HTML footers for auditability.</text:p>
        </text:list-item>
        <text:list-item>
          <text:p text:style-name="P19"><text:soft-page-break/>Establish archival policy: retain prior index snapshots for compliance.</text:p>
        </text:list-item>
      </text:list>
      <text:p text:style-name="Horizontal_20_Line"/>
      <text:h text:style-name="Heading_20_2" text:outline-level="2">11. Conclusion</text:h>
      <text:p text:style-name="Text_20_body"><text:span text:style-name="Source_20_Text">indexer.py</text:span> provides Malone University with a <text:span text:style-name="Strong_20_Emphasis">scalable, metadata-driven indexing system</text:span>. Its hybrid metadata model ensures human-friendly authoring and machine-precise generation. When properly deployed and maintained, the program offers enterprise-grade reliability with the minimal overhead of a static generator.</text:p>
      <text:p text:style-name="Horizontal_20_Line"/>
      <text:p text:style-name="Text_20_body"><text:span text:style-name="Strong_20_Emphasis">End of Document — Prepared by Systems Operations Division, August 2025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59:15.12</meta:creation-date>
    <dc:date>2025-08-18T17:02:50.47</dc:date>
    <dc:creator>Joseph Malone</dc:creator>
    <meta:editing-duration>PT2M18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5" meta:paragraph-count="107" meta:word-count="640" meta:character-count="4743"/>
  </office:meta>
</office:document-meta>
</file>